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d8a" officeooo:paragraph-rsid="00168d8a" style:font-weight-asian="bold" style:font-weight-complex="bold"/>
    </style:style>
    <style:style style:name="P2" style:family="paragraph" style:parent-style-name="Standard">
      <style:text-properties fo:font-weight="normal" officeooo:rsid="00168d8a" officeooo:paragraph-rsid="00168d8a" style:font-weight-asian="normal" style:font-weight-complex="normal"/>
    </style:style>
    <style:style style:name="P3" style:family="paragraph" style:parent-style-name="Standard">
      <style:text-properties officeooo:paragraph-rsid="00168d8a"/>
    </style:style>
    <style:style style:name="P4" style:family="paragraph" style:parent-style-name="Heading_20_1">
      <style:text-properties fo:font-weight="normal" officeooo:rsid="00168d8a" officeooo:paragraph-rsid="00168d8a" style:font-weight-asian="normal" style:font-weight-complex="normal"/>
    </style:style>
    <style:style style:name="T1" style:family="text">
      <style:text-properties officeooo:rsid="00168d8a"/>
    </style:style>
    <style:style style:name="T2" style:family="text">
      <style:text-properties officeooo:rsid="001828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nse script:</text:p>
      <text:p text:style-name="P3"/>
      <text:p text:style-name="Text_20_body">Good morning. Today I am going to defend my R&amp;D work on Semantic Segmentation using Resource Efficient Deep Learning. </text:p>
      <text:p text:style-name="Text_20_body">Slide 2:<text:line-break/>First I will introduce Semantic Segmentation and then talk about the dataset generated for this work. Later I will talk about the deep learning model used DeepLabv3+, the results obtained, the contributions of this work and possible future work. </text:p>
      <text:p text:style-name="Text_20_body">Slide 3:<text:line-break/>First the introduction. </text:p>
      <text:p text:style-name="Text_20_body">Slide 4: <text:line-break/>Semantic segmentation is a computer vision task in which the goal is to divide an input image into different regions. Each of the region will either contain an object or background. Here you can see an illustration of the task. The left image is the input image required to be segmented. The right image shows a visualization of the expected segmentation. The object of interest called em_01 is labeled on the pixel level and its boundaries are separated from the background. </text:p>
      <text:p text:style-name="Text_20_body">Slide 5:<text:line-break/>Here we see two applications of semantic segmentation. In autonomous cars, semantic segmentation can be used for street scene understanding. We would know the locations of cars, <text:span text:style-name="T2">pedestrians</text:span>, traffic lights and so on. Similarly, in robotics semantic segmentation can be used to understand indoor scenes. In both these cases, if we have a mapping from the image space to real world space, then we can know the location of the objects of interest in the real world. </text:p>
      <text:p text:style-name="Text_20_body">Slide 6:<text:line-break/>Next we look into the semantic segmentation dataset created for RoboCup@Work. </text:p>
      <text:p text:style-name="Text_20_body">Slide 7:<text:line-break/>Here we see the 18 objects in the dataset. We can see that the objects are of different shapes, sizes and colors. Around 540 images of these 18 objects were captured in different viewpoints and lighting conditions. </text:p>
      <text:p text:style-name="Text_20_body">Slide 8:<text:line-break/>The MATLAB <text:a xlink:type="simple" xlink:href="../../../../Zim/Notes/ImageLabeler.txt" text:style-name="Internet_20_link" text:visited-style-name="Visited_20_Internet_20_Link">ImageLabeler</text:a> was used for the annotation. This object has difficult boundaries to trace. However, there are tools like flood fill which helps with the annotation. </text:p>
      <text:p text:style-name="Text_20_body">Slide 9:<text:line-break/>The dataset also includes images generated artificially. Deep learning methods are data intensive. Creating real world images in different variations is difficult. In addition to this we observed that annotating a single image in this process takes roughly 4 minutes which is time consuming. These reasons naturally led us towards creating artificial images. </text:p>
      <text:p text:style-name="Text_20_body">We had the real images and their corresponding manual <text:span text:style-name="T2">semantic</text:span> segmentation labels. Using these the desired objects were <text:span text:style-name="T2">extracted</text:span> from the images. All the extracted objects were collected. A few objects were selected from this collection and was places at random locations and at random scales on a selected background image to generate one artificial image. The semantic segmentation labels <text:soft-page-break/>was also automatically generated. One notable feature here is that the algorithm also gives object detection labels. </text:p>
      <text:p text:style-name="Text_20_body">Slide 10:<text:line-break/>Here we can see a sample result. On the left we can see the generated artificial image. 5 different objects are placed in a random background in different pixel locations. The corresponding generated annotations are visualized on the right. Different objects are shown in different colors and the color of each object is shown above the image. Object detection labels are visualized as rectangles. </text:p>
      <text:p text:style-name="Text_20_body">Slide 11:<text:line-break/>As pointed out earlier the objects in the dataset are similar in terms of size, shape and also color. For instance, m20 and m30 are similar in shape but they differ only in size. The artificial <text:span text:style-name="T2">image</text:span> generator scales the objects randomly so the difference in scale is not <text:span text:style-name="T2">apparent.</text:span> Even in real images, it can be seen that the two objects seem like the same. To address this we combine these two objects and treat them as the same in a dataset variant. Similarly, bearing box ax16 and ax01 are not distinguishable in certain viewpoints as can be seen in c and d. These objects are also combined to one class. </text:p>
      <text:p text:style-name="Text_20_body">Slide 12:<text:line-break/>The different dataset variants are listed in this table. The atWork_full variant treats all the 18 objects as different classes. The size invariant and similar shapes variant have objects combined into same classes. The binary variant treats all objects as the same class and here essentially its a foreground/background segmentation task. The total number of images are listed in Table 2. </text:p>
      <text:p text:style-name="Text_20_body">Slide 13:<text:line-break/>We analyze the dataset in terms of percentage of pixels and surface area. Percentage of pixels of an object is the number of pixels occupied by the object divided by the total number of pixels in the training set. Surface area is the real world surface area of the object. We normalize them to lie in the range of 0 to 1 and plot them together. The bars are arranged in increasing order of percentage of pixels. We notice that the surface area in green bars also seems to increase. This increase becomes more clear if every 3 objects are combined together from the left. From this it is <text:span text:style-name="T2">apparent</text:span> that the objects with larger surface area naturally tend to be more dominant in the dataset because the real world images of all classes are captured in a similar manner. Simply, larger objects are represented better in the dataset. We exploit this finding later. </text:p>
      <text:p text:style-name="Text_20_body">Slide 14:<text:line-break/>Next we look in DeepLabv3+ the segmentation model used. </text:p>
      <text:p text:style-name="Text_20_body">Slide 15:<text:line-break/>Here we see the importance of context for the task of semantic segmentation. In a local context seen in the first row, its difficult to identify to which object these pixels belong to. When we look into the objects in a global context as in row 2, it becomes possible to identify the classes which the pixels belong to. Therefore, gathering enough context is important. </text:p>
      <text:p text:style-name="Text_20_body">Slide 16:<text:line-break/>DeepLabv3+ gathers different contexts by using atrous convolutions and atrous spatial pyramid pooling. Atrous convolutions look into a larger receptive field on the input feature maps. This is done by expanding the kernel by introducing zeros in between. With different atrous rates different <text:soft-page-break/>contexts could be gathered. The results of atrous convolutions at different rates on the same feature maps is combined. This is called atrous spatial pyramid pooling. </text:p>
      <text:p text:style-name="Text_20_body">Slide 17:<text:line-break/>This picture illustrates the architecture of DeepLabv3+. Its an encoder decoder network. The encoder extracts features at different scales using atrous convolutions and ASPP and results in a feature map. This encoder feature map is downsampled by 16 times. The decoder takes this encoder feature maps, upsamples it by 4 by using bilinear interpolation and then concatenates the result with the corresponding low level encoder feature. This concatenation along with a 3*3 convolution helps refine the segmentation map. The result is then upsampled by 4 to get a segmentation map having the same spatial resolution as the input. </text:p>
      <text:p text:style-name="Text_20_body">Slide 18: <text:line-break/>Here we look into depthwise separable convolutions to improve resource efficiency. This convolution replaces a standard 3D convolution by first a depthwise convolution and then a pointwise convolution. In this illustration, the first row shows a 3 channel input feature map. A 2D filter convolves on each of the 3 channels separately. This is called depthwise convolution. The feature maps produced are then convolved over by a 1*1 convolution across the channels to produce the final feature map. This is called pointwise convolution. In a <text:span text:style-name="T2">intuitive</text:span> sense, the depthwise convolution looks for spatial correlations in one feature map and pointwise convolution looks for cross channel correlations across multiple feature maps. This is different from a standard convolution which looks for both spatial and cross channel correlations at the same time. The number of parameters reduces <text:span text:style-name="T2">roughly</text:span> by k^2 times where k is the kernel size. </text:p>
      <text:p text:style-name="Text_20_body">Slide 19:<text:line-break/>In the encoder part of DeepLabv3+, different networks could be used. In this work, MobileNetv2 and Xception networks are used as encoders to get two different DeepLabv3+ models. This work looks into how the two encoders pit against each other. We don't look into the number of layers or neurons and specific details of the two encoders but rather look into the total number of trainable parameters. DeepLabv3+ with MobileNetv2 encoder has 2.11 million trainable parameters while with Xception there is 41.05 million trainable parameters. It is evident that with Xception encoder there are 20 times more trainable parameters and so with Xception encoder DeepLabv3+ could be considered to have better learning capacity. </text:p>
      <text:p text:style-name="Text_20_body">Slide 20:<text:line-break/>Next we look into the results. </text:p>
      <text:p text:style-name="Text_20_body">Slide 21:<text:line-break/>First we compare the two different encoders MobileNetv2 and Xception. We use mean intersection over union metric. Intersection over union of a class is the ratio between the intersection of ground truth and prediction to the union of ground truth and prediction. Essentially, here we look into how much the ground truth and predicted segmentation map overlap with each other for each class. Then we take the mean of all IOUs to get mIOU. From this table it can be seen that with Xception encoder higher mIOU is achieved on all four variants. For example on the full variant Xception leads to 89.63 percent mIOU while MobileNetv2 leads to 77.47 percent. This could be attributed to the higher learning capacity with Xception encoder. </text:p>
      <text:p text:style-name="Text_20_body"><text:soft-page-break/>Slide 22:<text:line-break/>Here we compare the different dataset variants. The plot shows number of training steps vs mIOU. It can be seen that on the full variant DeepLabv3+ gets the lowest mIOU. In the two other variants in yellow and violet where some objects are combined, DeepLabv3+ gets better mIOU and on the binary variant the best mIOU is achieved. We could conclude that combining similar objects into one classes reduces the burden on the model and improves mIOU. When the model is just tasked with background/foreground segmentation, it performs the best. </text:p>
      <text:p text:style-name="Text_20_body">Slide 23:<text:line-break/>To further support that combining similar classes into one class helps improve mIOU, we look into the confusion matrix. 9.88 pixels belonging to m30 are classified as m20. These two objects are very similiar which could be the reason for the confusion. When these objects are combined, such confusions are avoided in the other dataset variants. On the other hand it can be seen 0.58 percent of pixels belonging to m20 are classified as m30. We could infer that when there is a confusion between m30 and m20, the model picks m20. One possible reason for this is that m20 is better represented in the dataset. </text:p>
      <text:p text:style-name="Text_20_body">Slide 24:<text:line-break/>This could be seen here in this graph. All the 18 objects are arranged in the increasing order of percentage of pixels shown in violet. m20 has more pixels than m30. This could be the reason that the model tends to pick m20 more often. This graph also points towards another inference. Here we see that the green bars representing class IOU also seem to increase with violet bars percentage of pixels. This becomes more <text:span text:style-name="T1">apparent</text:span> when every 3 classes are combined from the left and shown in the top graph. We could infer here that with percentage of pixels, class IOU increases. We had already seen that percentage of pixels tends to increase when surface area of the object increases. We could now infer that more the surface area, more likely the model is to learn the object. More naively, bigger objects are lear<text:span text:style-name="T2">ned</text:span> better. This could anyways be avoided by carefully creating the dataset making sure that bigger objects <text:span text:style-name="T2">don't</text:span> dominate or make use of class balancing techniques. </text:p>
      <text:p text:style-name="Text_20_body">Slide 25:<text:line-break/>Since this work requires a resource efficient model, we experiment with quantizing the final inference model. Essentially, operations such as convolutions are replaced with their quantized equivalents. The inputs and weights are replaced with 8 bit equivalents. Now instead of high precision floating point weights, we have low precision 8 bit weights. This brings down the occupied disk space of the models. With MobileNetv2 encoder, 67 % drop in disk space is achieved but mIOU drop is large at 9 %. This could be because there is no sufficient learning capacity to address the additional noise introduced by quantization. However, with Xception encoder there is 73 % drop in disk space and just a 2 % drop in mIOU. Again here we could infer that the higher learning capacity with Xception encoder better enables the handling of additional noise introduced by quantization. </text:p>
      <text:p text:style-name="Text_20_body">Slide 26:<text:line-break/>Here we can see that the mIOU has dropped by roughly 9 % with MobileNetv2. The occupied disk space has dropped from 8.7 to 2.8 MB. With Xception mIOU drop is roughly 2 % and occupied disk space drops from 165.6 to 44.7 MB. </text:p>
      <text:p text:style-name="Text_20_body"><text:soft-page-break/>Slide 27:<text:line-break/>Finally, the contributions of this work and possible future work. </text:p>
      <text:p text:style-name="Text_20_body">Slide 28:<text:line-break/>The contributions are a new artificial image generation algorithm, a segmentation dataset consisting of 18 atWork objects and evaluation of DeepLabv3+ with two different encoders MobileNetv2 and Xception. <text:line-break/>One possible future work is in the line of model interpretability. Most of the inferences made are based on results but we could attempt to explain the <text:span text:style-name="T2">behavior</text:span> of the models based on what input feature lead to the results and so on by using techniques in explainable AI.<text:line-break/>The architecture could be further improved by searching through the parameter space.<text:line-break/>Finally additional sources of information such as point clouds could be used to improve results. </text:p>
      <text:p text:style-name="Text_20_body">Slide 29:<text:line-break/>acknowledgements </text:p>
      <text:p text:style-name="Text_20_body">Slide 30:<text:line-break/>references </text:p>
      <text:p text:style-name="Text_20_body">Slide 31:<text:line-break/>Thank you.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1:52:47.721537727</meta:creation-date>
    <dc:date>2018-11-20T11:56:38.703795367</dc:date>
    <meta:editing-duration>PT3M51S</meta:editing-duration>
    <meta:editing-cycles>2</meta:editing-cycles>
    <meta:generator>LibreOffice/5.1.6.2$Linux_X86_64 LibreOffice_project/10m0$Build-2</meta:generator>
    <meta:document-statistic meta:table-count="0" meta:image-count="0" meta:object-count="0" meta:page-count="5" meta:paragraph-count="33" meta:word-count="2175" meta:character-count="13151" meta:non-whitespace-character-count="10974"/>
  </office:meta>
</office:document-meta>
</file>